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ebdings" style:font-charset="x-symbol" svg:font-family="Webdings" style:font-family-generic="roman" style:font-pitch="variable" svg:panose-1="5 3 1 2 1 5 9 6 7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  <style:text-properties style:font-name-asian="Times New Roman" style:language-asian="en" style:country-asian="GB"/>
    </style:style>
    <style:style style:name="P3" style:parent-style-name="Normal" style:family="paragraph">
      <style:text-properties style:language-asian="en" style:country-asian="GB"/>
    </style:style>
    <style:style style:name="P4" style:parent-style-name="Normal" style:family="paragraph">
      <style:text-properties style:language-asian="en" style:country-asian="GB"/>
    </style:style>
    <style:style style:name="P5" style:parent-style-name="Normal" style:family="paragraph">
      <style:text-properties style:language-asian="en" style:country-asian="GB"/>
    </style:style>
    <style:style style:name="TableColumn7" style:family="table-column">
      <style:table-column-properties style:column-width="1.65in"/>
    </style:style>
    <style:style style:name="TableColumn8" style:family="table-column">
      <style:table-column-properties style:column-width="2.4611in"/>
    </style:style>
    <style:style style:name="TableColumn9" style:family="table-column">
      <style:table-column-properties style:column-width="2.8402in"/>
    </style:style>
    <style:style style:name="TableColumn10" style:family="table-column">
      <style:table-column-properties style:column-width="3.0173in"/>
    </style:style>
    <style:style style:name="Table6" style:family="table">
      <style:table-properties style:width="9.9687in" fo:margin-left="0in" table:align="left"/>
    </style:style>
    <style:style style:name="TableRow11" style:family="table-row">
      <style:table-row-properties fo:keep-together="always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20" style:family="table-row">
      <style:table-row-properties fo:keep-together="alway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29" style:family="table-row">
      <style:table-row-properties fo:keep-together="alway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top="0.0694in" fo:margin-bottom="0.0694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ListParagraph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ListParagraph" style:family="paragraph">
      <style:paragraph-properties fo:margin-bottom="0in" fo:line-height="100%"/>
    </style:style>
    <style:style style:name="P36" style:parent-style-name="ListParagraph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ListParagraph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Paragraph" style:family="paragraph">
      <style:paragraph-properties fo:margin-top="0.0694in" fo:margin-bottom="0.0694in" fo:line-height="100%"/>
    </style:style>
    <style:style style:name="P41" style:parent-style-name="ListParagraph" style:family="paragraph">
      <style:paragraph-properties fo:margin-top="0.0694in" fo:margin-bottom="0.0694in" fo:line-height="100%"/>
    </style:style>
    <style:style style:name="P42" style:parent-style-name="Normal" style:family="paragraph">
      <style:paragraph-properties fo:margin-top="0.0694in" fo:margin-bottom="0.0694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Calibri" style:font-name-complex="Calibri" fo:color="#1F497D" fo:background-color="#FFFFFF"/>
    </style:style>
    <style:style style:name="T46" style:parent-style-name="Hyperlink" style:family="text">
      <style:text-properties style:font-name="Calibri" style:font-name-complex="Calibri" fo:background-color="#FFFFFF"/>
    </style:style>
    <style:style style:name="P47" style:parent-style-name="Normal" style:family="paragraph">
      <style:paragraph-properties fo:margin-top="0.0694in" fo:margin-bottom="0.0694in" fo:line-height="100%"/>
    </style:style>
    <style:style style:name="TableRow48" style:family="table-row">
      <style:table-row-properties fo:keep-together="alway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top="0.0694in" fo:margin-bottom="0.0694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family="paragraph">
      <style:paragraph-properties fo:margin-top="0.0694in" fo:margin-bottom="0.0694in" fo:line-height="100%"/>
    </style:style>
    <style:style style:name="P53" style:parent-style-name="ListParagraph" style:family="paragraph">
      <style:paragraph-properties fo:margin-top="0.0694in" fo:margin-bottom="0.0694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ListParagraph" style:family="paragraph">
      <style:paragraph-properties fo:margin-top="0.0694in" fo:margin-bottom="0.0694in" fo:line-height="100%"/>
    </style:style>
    <style:style style:name="P56" style:parent-style-name="ListParagraph" style:family="paragraph">
      <style:paragraph-properties fo:margin-top="0.0694in" fo:margin-bottom="0.0694in" fo:line-height="100%"/>
    </style:style>
    <style:style style:name="T57" style:parent-style-name="Hyperlink" style:family="text">
      <style:text-properties style:font-name="Calibri" style:font-name-complex="Calibri" fo:background-color="#FFFFFF"/>
    </style:style>
    <style:style style:name="P58" style:parent-style-name="Normal" style:family="paragraph">
      <style:paragraph-properties fo:margin-top="0.0694in" fo:margin-bottom="0.0694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 fo:keep-together="alway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top="0.0694in" fo:margin-bottom="0.0694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ListParagraph" style:family="paragraph">
      <style:paragraph-properties fo:margin-top="0.0694in" fo:margin-bottom="0.0694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ListParagraph" style:family="paragraph">
      <style:paragraph-properties fo:margin-top="0.0694in" fo:margin-bottom="0.0694in" fo:line-height="100%"/>
    </style:style>
    <style:style style:name="P78" style:parent-style-name="ListParagraph" style:family="paragraph">
      <style:paragraph-properties fo:margin-top="0.0694in" fo:margin-bottom="0.0694in" fo:line-height="100%"/>
    </style:style>
    <style:style style:name="P79" style:parent-style-name="ListParagraph" style:family="paragraph">
      <style:paragraph-properties fo:margin-top="0.0694in" fo:margin-bottom="0.0694in" fo:line-height="100%"/>
    </style:style>
    <style:style style:name="P80" style:parent-style-name="ListParagraph" style:family="paragraph">
      <style:paragraph-properties fo:margin-top="0.0694in" fo:margin-bottom="0.0694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 fo:keep-together="alway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top="0.0694in" fo:margin-bottom="0.0694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top="0.0694in" fo:margin-bottom="0.0694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top="0.0694in" fo:margin-bottom="0.0694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Row92" style:family="table-row">
      <style:table-row-properties fo:keep-together="alway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top="0.0694in" fo:margin-bottom="0.0694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ListParagraph" style:family="paragraph">
      <style:paragraph-properties fo:margin-top="0.0694in" fo:margin-bottom="0.0694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ListParagraph" style:family="paragraph">
      <style:paragraph-properties fo:margin-top="0.0694in" fo:margin-bottom="0.0694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 fo:keep-together="alway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104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105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106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110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111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112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ListParagraph" style:family="paragraph">
      <style:paragraph-properties fo:margin-top="0.0694in" fo:margin-bottom="0.0694in" fo:line-height="100%"/>
    </style:style>
    <style:style style:name="P115" style:parent-style-name="ListParagraph" style:family="paragraph">
      <style:paragraph-properties fo:margin-top="0.0694in" fo:margin-bottom="0.0694in" fo:line-height="100%"/>
    </style:style>
    <style:style style:name="P116" style:parent-style-name="Normal" style:family="paragraph">
      <style:paragraph-properties fo:margin-top="0.0694in" fo:margin-bottom="0.0694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 fo:keep-together="always"/>
    </style:style>
    <style:style style:name="TableCell125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TableCell127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TableCell129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top="0.0694in" fo:margin-bottom="0.0694in" fo:line-height="100%"/>
    </style:style>
    <style:style style:name="TableCell131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Row133" style:family="table-row">
      <style:table-row-properties fo:keep-together="alway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142" style:family="table-row">
      <style:table-row-properties style:min-row-height="1.6048in" fo:keep-together="alway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top="0.0694in" fo:margin-bottom="0.0694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ListParagraph" style:family="paragraph">
      <style:paragraph-properties fo:margin-top="0.0694in" fo:margin-bottom="0.0694in" fo:line-height="100%"/>
    </style:style>
    <style:style style:name="P147" style:parent-style-name="ListParagraph" style:family="paragraph">
      <style:paragraph-properties fo:margin-top="0.0694in" fo:margin-bottom="0.0694in" fo:line-height="100%"/>
    </style:style>
    <style:style style:name="P148" style:parent-style-name="ListParagraph" style:family="paragraph">
      <style:paragraph-properties fo:margin-top="0.0694in" fo:margin-bottom="0.0694in" fo:line-height="100%"/>
    </style:style>
    <style:style style:name="P149" style:parent-style-name="ListParagraph" style:family="paragraph">
      <style:paragraph-properties fo:margin-top="0.0694in" fo:margin-bottom="0.0694in" fo:line-height="100%"/>
    </style:style>
    <style:style style:name="P150" style:parent-style-name="ListParagraph" style:family="paragraph">
      <style:paragraph-properties fo:margin-top="0.0694in" fo:margin-bottom="0.0694in" fo:line-height="100%"/>
      <style:text-properties fo:font-weight="bold" style:font-weight-asian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family="paragraph">
      <style:paragraph-properties fo:margin-top="0.0694in" fo:margin-bottom="0.0694in" fo:line-height="100%"/>
    </style:style>
    <style:style style:name="P153" style:parent-style-name="ListParagraph" style:family="paragraph">
      <style:paragraph-properties fo:margin-top="0.0694in" fo:margin-bottom="0.0694in" fo:line-height="100%"/>
    </style:style>
    <style:style style:name="P154" style:parent-style-name="ListParagraph" style:family="paragraph">
      <style:paragraph-properties fo:margin-top="0.0694in" fo:margin-bottom="0.0694in" fo:line-height="100%"/>
    </style:style>
    <style:style style:name="P155" style:parent-style-name="ListParagraph" style:family="paragraph">
      <style:paragraph-properties fo:margin-top="0.0694in" fo:margin-bottom="0.0694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top="0.0694in" fo:margin-bottom="0.0694in" fo:line-height="100%"/>
    </style:style>
    <style:style style:name="TableRow158" style:family="table-row">
      <style:table-row-properties fo:keep-together="alway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top="0.0694in" fo:margin-bottom="0.0694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ListParagraph" style:family="paragraph">
      <style:paragraph-properties fo:margin-top="0.0694in" fo:margin-bottom="0.0694in" fo:line-height="100%"/>
    </style:style>
    <style:style style:name="P163" style:parent-style-name="ListParagraph" style:family="paragraph">
      <style:paragraph-properties fo:margin-top="0.0694in" fo:margin-bottom="0.0694in" fo:line-height="100%"/>
    </style:style>
    <style:style style:name="P164" style:parent-style-name="ListParagraph" style:family="paragraph">
      <style:paragraph-properties fo:margin-top="0.0694in" fo:margin-bottom="0.0694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ListParagraph" style:family="paragraph">
      <style:paragraph-properties fo:margin-top="0.0694in" fo:margin-bottom="0.0694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170" style:parent-style-name="Hyperlink" style:family="text">
      <style:text-properties style:font-name="Calibri" style:font-name-complex="Calibri" style:font-weight-complex="bold" fo:background-color="#FFFFFF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TableRow174" style:family="table-row">
      <style:table-row-properties fo:keep-together="alway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top="0.0694in" fo:margin-bottom="0.0694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Paragraph" style:family="paragraph">
      <style:paragraph-properties fo:margin-top="0.0694in" fo:margin-bottom="0.0694in" fo:line-height="100%"/>
    </style:style>
    <style:style style:name="P179" style:parent-style-name="Normal" style:family="paragraph">
      <style:paragraph-properties fo:margin-top="0.0694in" fo:margin-bottom="0.0694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ListParagraph" style:family="paragraph">
      <style:paragraph-properties fo:margin-top="0.0694in" fo:margin-bottom="0.0694in" fo:line-height="100%"/>
    </style:style>
    <style:style style:name="P182" style:parent-style-name="Normal" style:family="paragraph">
      <style:paragraph-properties fo:margin-top="0.0694in" fo:margin-bottom="0.0694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P185" style:parent-style-name="Normal" style:family="paragraph">
      <style:paragraph-properties fo:margin-bottom="0in" fo:line-height="100%"/>
    </style:style>
    <style:style style:name="P186" style:parent-style-name="Normal" style:family="paragraph">
      <style:paragraph-properties fo:margin-bottom="0in" fo:line-height="100%"/>
    </style:style>
    <style:style style:name="P187" style:parent-style-name="Normal" style:family="paragraph">
      <style:paragraph-properties fo:margin-bottom="0in" fo:line-height="100%"/>
    </style:style>
    <style:style style:name="TableRow188" style:family="table-row">
      <style:table-row-properties fo:keep-together="alway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top="0.0694in" fo:margin-bottom="0.0694in" fo:line-height="100%"/>
    </style:style>
    <style:style style:name="P191" style:parent-style-name="Normal" style:family="paragraph">
      <style:paragraph-properties fo:margin-top="0.0694in" fo:margin-bottom="0.0694in" fo:line-height="100%"/>
    </style:style>
    <style:style style:name="P192" style:parent-style-name="Normal" style:family="paragraph">
      <style:paragraph-properties fo:margin-top="0.0694in" fo:margin-bottom="0.0694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ListParagraph" style:family="paragraph">
      <style:paragraph-properties fo:margin-bottom="0in" fo:line-height="100%" fo:background-color="#FFFFFF"/>
    </style:style>
    <style:style style:name="P195" style:parent-style-name="ListParagraph" style:family="paragraph">
      <style:paragraph-properties fo:margin-bottom="0in" fo:line-height="100%" fo:background-color="#FFFFFF"/>
    </style:style>
    <style:style style:name="P196" style:parent-style-name="ListParagraph" style:family="paragraph">
      <style:paragraph-properties fo:margin-bottom="0in" fo:line-height="100%" fo:background-color="#FFFFFF"/>
    </style:style>
    <style:style style:name="P197" style:parent-style-name="ListParagraph" style:family="paragraph">
      <style:paragraph-properties fo:margin-bottom="0in" fo:line-height="100%" fo:background-color="#FFFFFF"/>
    </style:style>
    <style:style style:name="P198" style:parent-style-name="Normal" style:family="paragraph">
      <style:paragraph-properties fo:margin-top="0.0694in" fo:margin-bottom="0.0694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top="0.0694in" fo:margin-bottom="0.0694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P203" style:parent-style-name="Normal" style:family="paragraph">
      <style:paragraph-properties fo:margin-bottom="0in" fo:line-height="100%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P206" style:parent-style-name="Normal" style:family="paragraph">
      <style:paragraph-properties fo:margin-bottom="0in" fo:line-height="100%"/>
    </style:style>
    <style:style style:name="TableRow207" style:family="table-row">
      <style:table-row-properties fo:keep-together="always"/>
    </style:style>
    <style:style style:name="TableCell208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top="0.0694in" fo:margin-bottom="0.0694in" fo:line-height="100%"/>
    </style:style>
    <style:style style:name="TableCell210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top="0.0694in" fo:margin-bottom="0.0694in" fo:line-height="100%"/>
    </style:style>
    <style:style style:name="TableCell212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top="0.0694in" fo:margin-bottom="0.0694in" fo:line-height="100%"/>
    </style:style>
    <style:style style:name="TableCell214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Row216" style:family="table-row">
      <style:table-row-properties fo:keep-together="always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225" style:family="table-row">
      <style:table-row-properties fo:keep-together="alway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top="0.0694in" fo:margin-bottom="0.0694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ListParagraph" style:family="paragraph">
      <style:paragraph-properties fo:margin-top="0.0694in" fo:margin-bottom="0.0694in" fo:line-height="100%"/>
    </style:style>
    <style:style style:name="P230" style:parent-style-name="ListParagraph" style:family="paragraph">
      <style:paragraph-properties fo:margin-top="0.0694in" fo:margin-bottom="0.0694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ListParagraph" style:family="paragraph">
      <style:paragraph-properties fo:margin-top="0.0694in" fo:margin-bottom="0.0694in" fo:line-height="100%"/>
      <style:text-properties fo:font-weight="bold" style:font-weight-asian="bold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235" style:family="table-row">
      <style:table-row-properties fo:keep-together="alway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top="0.0694in" fo:margin-bottom="0.0694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Paragraph" style:family="paragraph">
      <style:paragraph-properties fo:margin-top="0.0694in" fo:margin-bottom="0.0694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ListParagraph" style:family="paragraph">
      <style:paragraph-properties fo:margin-top="0.0694in" fo:margin-bottom="0.0694in" fo:line-height="100%"/>
    </style:style>
    <style:style style:name="P242" style:parent-style-name="Normal" style:family="paragraph">
      <style:paragraph-properties fo:margin-top="0.0694in" fo:margin-bottom="0.0694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245" style:family="table-row">
      <style:table-row-properties fo:keep-together="alway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top="0.0694in" fo:margin-bottom="0.0694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ListParagraph" style:family="paragraph">
      <style:paragraph-properties fo:margin-top="0.0694in" fo:margin-bottom="0.0694in" fo:line-height="100%"/>
    </style:style>
    <style:style style:name="P250" style:parent-style-name="ListParagraph" style:family="paragraph">
      <style:paragraph-properties fo:margin-top="0.0694in" fo:margin-bottom="0.0694in" fo:line-height="100%"/>
    </style:style>
    <style:style style:name="P251" style:parent-style-name="ListParagraph" style:family="paragraph">
      <style:paragraph-properties fo:margin-top="0.0694in" fo:margin-bottom="0.0694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ListParagraph" style:family="paragraph">
      <style:paragraph-properties fo:margin-top="0.0694in" fo:margin-bottom="0.0694in" fo:line-height="100%"/>
    </style:style>
    <style:style style:name="P254" style:parent-style-name="Normal" style:family="paragraph">
      <style:paragraph-properties fo:margin-top="0.0694in" fo:margin-bottom="0.0694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257" style:family="table-row">
      <style:table-row-properties fo:keep-together="alway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top="0.0694in" fo:margin-bottom="0.0694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ListParagraph" style:family="paragraph">
      <style:paragraph-properties fo:margin-top="0.0694in" fo:margin-bottom="0.0694in" fo:line-height="100%"/>
    </style:style>
    <style:style style:name="P262" style:parent-style-name="ListParagraph" style:family="paragraph">
      <style:paragraph-properties fo:margin-top="0.0694in" fo:margin-bottom="0.0694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ListParagraph" style:family="paragraph">
      <style:paragraph-properties fo:margin-top="0.0694in" fo:margin-bottom="0.0694in" fo:line-height="100%"/>
    </style:style>
    <style:style style:name="P265" style:parent-style-name="ListParagraph" style:family="paragraph">
      <style:paragraph-properties fo:margin-top="0.0694in" fo:margin-bottom="0.0694in" fo:line-height="100%"/>
    </style:style>
    <style:style style:name="P266" style:parent-style-name="ListParagraph" style:family="paragraph">
      <style:paragraph-properties fo:margin-top="0.0694in" fo:margin-bottom="0.0694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269" style:family="table-row">
      <style:table-row-properties fo:keep-together="alway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top="0.0694in" fo:margin-bottom="0.0694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ListParagraph" style:family="paragraph">
      <style:paragraph-properties fo:margin-top="0.0694in" fo:margin-bottom="0.0694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ListParagraph" style:family="paragraph">
      <style:paragraph-properties fo:margin-top="0.0694in" fo:margin-bottom="0.0694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278" style:family="table-row">
      <style:table-row-properties fo:keep-together="alway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top="0.0694in" fo:margin-bottom="0.0694in" fo:line-height="100%"/>
    </style:style>
    <style:style style:name="P281" style:parent-style-name="Normal" style:family="paragraph">
      <style:paragraph-properties fo:margin-top="0.0694in" fo:margin-bottom="0.0694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top="0.0694in" fo:margin-bottom="0.0694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ListParagraph" style:family="paragraph">
      <style:paragraph-properties fo:margin-top="0.0694in" fo:margin-bottom="0.0694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288" style:family="table-row">
      <style:table-row-properties fo:keep-together="alway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top="0.0694in" fo:margin-bottom="0.0694in" fo:line-height="100%"/>
    </style:style>
    <style:style style:name="P291" style:parent-style-name="Normal" style:family="paragraph">
      <style:paragraph-properties fo:margin-top="0.0694in" fo:margin-bottom="0.0694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ListParagraph" style:family="paragraph">
      <style:paragraph-properties fo:margin-top="0.0694in" fo:margin-bottom="0.0694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ListParagraph" style:family="paragraph">
      <style:paragraph-properties fo:margin-top="0.0694in" fo:margin-bottom="0.0694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P298" style:parent-style-name="Normal" style:family="paragraph">
      <style:paragraph-properties fo:margin-bottom="0in" fo:line-height="100%"/>
    </style:style>
    <style:style style:name="P29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300" style:family="table-row">
      <style:table-row-properties fo:keep-together="alway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top="0.0694in" fo:margin-bottom="0.0694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305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306" style:parent-style-name="ListParagraph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307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P308" style:parent-style-name="ListParagraph" style:family="paragraph">
      <style:paragraph-properties fo:margin-bottom="0in" fo:line-height="100%"/>
    </style:style>
    <style:style style:name="T309" style:parent-style-name="DefaultParagraphFont" style:family="text">
      <style:text-properties style:font-name-asian="Times New Roman" style:font-name-complex="Calibri" style:language-asian="en" style:country-asian="GB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ListParagraph" style:family="paragraph">
      <style:paragraph-properties fo:margin-top="0.0694in" fo:margin-bottom="0.0694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P314" style:parent-style-name="Normal" style:family="paragraph">
      <style:paragraph-properties fo:margin-bottom="0in" fo:line-height="100%"/>
    </style:style>
    <style:style style:name="P315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316" style:family="table-row">
      <style:table-row-properties fo:keep-together="always"/>
    </style:style>
    <style:style style:name="TableCell317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top="0.0694in" fo:margin-bottom="0.0694in" fo:line-height="100%"/>
    </style:style>
    <style:style style:name="TableCell319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style:font-name-asian="Times New Roman" style:font-name-complex="Calibri" style:language-asian="en" style:country-asian="GB"/>
    </style:style>
    <style:style style:name="TableCell321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top="0.0694in" fo:margin-bottom="0.0694in" fo:line-height="100%"/>
    </style:style>
    <style:style style:name="TableCell323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325" style:family="table-row">
      <style:table-row-properties fo:keep-together="alway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top="0.0694in" fo:margin-bottom="0.0694in" fo:line-height="100%"/>
      <style:text-properties fo:font-weight="bold" style:font-weight-asian="bold"/>
    </style:style>
    <style:style style:name="TableRow334" style:family="table-row">
      <style:table-row-properties fo:keep-together="always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top="0.0694in" fo:margin-bottom="0.0694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ListParagraph" style:family="paragraph">
      <style:paragraph-properties fo:margin-top="0.0694in" fo:margin-bottom="0.0694in" fo:line-height="100%"/>
    </style:style>
    <style:style style:name="P339" style:parent-style-name="ListParagraph" style:family="paragraph">
      <style:paragraph-properties fo:margin-top="0.0694in" fo:margin-bottom="0.0694in" fo:line-height="100%"/>
    </style:style>
    <style:style style:name="P340" style:parent-style-name="ListParagraph" style:family="paragraph">
      <style:paragraph-properties fo:margin-top="0.0694in" fo:margin-bottom="0.0694in" fo:line-height="100%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ListParagraph" style:family="paragraph">
      <style:paragraph-properties fo:margin-top="0.0694in" fo:margin-bottom="0.0694in" fo:line-height="100%"/>
    </style:style>
    <style:style style:name="P343" style:parent-style-name="ListParagraph" style:family="paragraph">
      <style:paragraph-properties fo:margin-top="0.0694in" fo:margin-bottom="0.0694in" fo:line-height="100%"/>
    </style:style>
    <style:style style:name="P344" style:parent-style-name="ListParagraph" style:family="paragraph">
      <style:paragraph-properties fo:margin-top="0.0694in" fo:margin-bottom="0.0694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top="0.0694in" fo:margin-bottom="0.0694in" fo:line-height="100%"/>
    </style:style>
    <style:style style:name="TableRow347" style:family="table-row">
      <style:table-row-properties fo:keep-together="always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top="0.0694in" fo:margin-bottom="0.0694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ListParagraph" style:family="paragraph">
      <style:paragraph-properties fo:margin-top="0.0694in" fo:margin-bottom="0.0694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ListParagraph" style:family="paragraph">
      <style:paragraph-properties fo:margin-top="0.0694in" fo:margin-bottom="0.0694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P356" style:parent-style-name="Normal" style:family="paragraph">
      <style:paragraph-properties fo:margin-bottom="0in" fo:line-height="100%"/>
    </style:style>
    <style:style style:name="P357" style:parent-style-name="Normal" style:family="paragraph">
      <style:paragraph-properties fo:margin-top="0.0694in" fo:margin-bottom="0.0694in" fo:line-height="100%"/>
    </style:style>
    <style:style style:name="TableRow358" style:family="table-row">
      <style:table-row-properties fo:keep-together="always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top="0.0694in" fo:margin-bottom="0.0694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ListParagraph" style:family="paragraph">
      <style:paragraph-properties fo:margin-top="0.0694in" fo:margin-bottom="0.0694in" fo:line-height="100%"/>
    </style:style>
    <style:style style:name="P363" style:parent-style-name="ListParagraph" style:family="paragraph">
      <style:paragraph-properties fo:margin-top="0.0694in" fo:margin-bottom="0.0694in" fo:line-height="100%"/>
    </style:style>
    <style:style style:name="P364" style:parent-style-name="ListParagraph" style:family="paragraph">
      <style:paragraph-properties fo:margin-top="0.0694in" fo:margin-bottom="0.0694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ListParagraph" style:family="paragraph">
      <style:paragraph-properties fo:margin-top="0.0694in" fo:margin-bottom="0.0694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P369" style:parent-style-name="Normal" style:family="paragraph">
      <style:paragraph-properties fo:margin-bottom="0in" fo:line-height="100%"/>
    </style:style>
    <style:style style:name="P370" style:parent-style-name="Normal" style:family="paragraph">
      <style:paragraph-properties fo:margin-bottom="0in" fo:line-height="100%"/>
    </style:style>
    <style:style style:name="TableRow371" style:family="table-row">
      <style:table-row-properties fo:keep-together="always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top="0.0694in" fo:margin-bottom="0.0694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top="0.0694in" fo:margin-bottom="0.0694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top="0.0694in" fo:margin-bottom="0.0694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P380" style:parent-style-name="Normal" style:family="paragraph">
      <style:paragraph-properties fo:margin-bottom="0in" fo:line-height="100%"/>
    </style:style>
    <style:style style:name="P381" style:parent-style-name="Normal" style:family="paragraph">
      <style:paragraph-properties fo:margin-bottom="0in" fo:line-height="100%"/>
    </style:style>
    <style:style style:name="TableRow382" style:family="table-row">
      <style:table-row-properties fo:keep-together="alway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top="0.0694in" fo:margin-bottom="0.0694in" fo:line-height="100%"/>
    </style:style>
    <style:style style:name="P385" style:parent-style-name="Normal" style:family="paragraph">
      <style:paragraph-properties fo:margin-top="0.0694in" fo:margin-bottom="0.0694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top="0.0694in" fo:margin-bottom="0.0694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top="0.0694in" fo:margin-bottom="0.0694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top="0.0694in" fo:margin-bottom="0.0694in" fo:line-height="100%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top="0.0694in" fo:margin-bottom="0.0694in" fo:line-height="100%"/>
    </style:style>
    <style:style style:name="TableCell395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top="0.0694in" fo:margin-bottom="0.0694in" fo:line-height="100%"/>
      <style:text-properties fo:color="#8DB3E2"/>
    </style:style>
    <style:style style:name="TableCell397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top="0.0694in" fo:margin-bottom="0.0694in" fo:line-height="100%"/>
      <style:text-properties fo:color="#8DB3E2"/>
    </style:style>
    <style:style style:name="TableCell399" style:family="table-cell">
      <style:table-cell-properties fo:border="0.0069in solid #000000" fo:background-color="#8DB3E2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top="0.0694in" fo:margin-bottom="0.0694in" fo:line-height="100%"/>
      <style:text-properties fo:color="#8DB3E2"/>
    </style:style>
    <style:style style:name="P401" style:parent-style-name="Normal" style:family="paragraph">
      <style:paragraph-properties fo:margin-top="0.0694in" fo:margin-bottom="0.0694in" fo:line-height="100%"/>
    </style:style>
    <style:style style:name="P402" style:parent-style-name="Normal" style:family="paragraph">
      <style:paragraph-properties fo:margin-top="0.0694in" fo:margin-bottom="0.0694in" fo:line-height="100%"/>
    </style:style>
  </office:automatic-styles>
  <office:body>
    <office:text text:use-soft-page-breaks="true">
      <text:h text:style-name="P1" text:outline-level="2">Types of Institutional Repository currently in use within the NHS</text:h>
      <text:p text:style-name="P3"/>
      <text:p text:style-name="P4">An analysis of the technical approaches taken to Institutional Repositories within NHS LKS<text:s/>with the pros and cons taken from<text:s/>a literature review and the IR survey of 2017</text:p>
      <text:p text:style-name="P5">This matrix is intended as an aide for healthcare LKS who are considering venturing into the realm of institutional repository work.</text:p>
      <text:h text:style-name="Heading3" text:outline-level="3">Pros and cons of each system</text:h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>System</text:p>
            </table:table-cell>
            <table:table-cell table:style-name="TableCell14">
              <text:p text:style-name="P15">Pros</text:p>
            </table:table-cell>
            <table:table-cell table:style-name="TableCell16">
              <text:p text:style-name="P17">Cons</text:p>
            </table:table-cell>
            <table:table-cell table:style-name="TableCell18">
              <text:p text:style-name="P19">LKS contact for advice on implementation*</text:p>
            </table:table-cell>
          </table:table-row>
        </table:table-header-rows>
        <table:table-row table:style-name="TableRow20">
          <table:table-cell table:style-name="TableCell21">
            <text:p text:style-name="P22">Bespoke software</text:p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Atmire Open Repository</text:p>
          </table:table-cell>
          <table:table-cell table:style-name="TableCell32">
            <text:list text:style-name="LFO9" text:continue-numbering="true">
              <text:list-item>
                <text:p text:style-name="P33">Easy to use</text:p>
              </text:list-item>
            </text:list>
            <text:p text:style-name="P34"/>
            <text:list text:style-name="LFO9" text:continue-numbering="true">
              <text:list-item>
                <text:p text:style-name="P35">Well-regarded platform <text:s text:c="12"/></text:p>
              </text:list-item>
              <text:list-item>
                <text:p text:style-name="P36">(was BioMed Central)</text:p>
              </text:list-item>
            </text:list>
            <text:p text:style-name="P37"/>
            <text:list text:style-name="LFO9" text:continue-numbering="true">
              <text:list-item>
                <text:p text:style-name="P38">Good technical support</text:p>
              </text:list-item>
            </text:list>
          </table:table-cell>
          <table:table-cell table:style-name="TableCell39">
            <text:list text:style-name="LFO10" text:continue-numbering="true">
              <text:list-item>
                <text:p text:style-name="P40">Set-up and annual costs for maintenance</text:p>
              </text:list-item>
              <text:list-item>
                <text:p text:style-name="P41">Older versions can look “dated” so important to keep up with upgrades.</text:p>
              </text:list-item>
            </text:list>
            <text:p text:style-name="P42"/>
          </table:table-cell>
          <table:table-cell table:style-name="TableCell43">
            <text:p text:style-name="P44">Cate Newell,<text:span text:style-name="T45"> </text:span><text:a xlink:href="mailto:cnewell1@nhs.net" office:target-frame-name="_blank" xlink:show="new"><text:span text:style-name="T46">cnewell1@nhs.net</text:span></text:a></text:p>
            <text:p text:style-name="P47">Royal Devon &amp; Exeter NHS Foundation Trust</text:p>
          </table:table-cell>
        </table:table-row>
        <table:table-row table:style-name="TableRow48">
          <table:table-cell table:style-name="TableCell49">
            <text:p text:style-name="P50">D Space</text:p>
          </table:table-cell>
          <table:table-cell table:style-name="TableCell51">
            <text:list text:style-name="LFO9" text:continue-numbering="true">
              <text:list-item>
                <text:p text:style-name="P52">Small company. Excellent support. Open-source</text:p>
              </text:list-item>
              <text:list-item>
                <text:p text:style-name="P53">Storage space included in costs<text:s/></text:p>
              </text:list-item>
            </text:list>
          </table:table-cell>
          <table:table-cell table:style-name="TableCell54">
            <text:list text:style-name="LFO10" text:continue-numbering="true">
              <text:list-item>
                <text:p text:style-name="P55">Set-up and annual costs for maintenance</text:p>
              </text:list-item>
              <text:list-item>
                <text:p text:style-name="P56"><text:a xlink:href="http://dspacedirect.org/pricing" office:target-frame-name="_blank" xlink:show="new"><text:span text:style-name="T57">http://dspacedirect.org/pricing</text:span></text:a></text:p>
              </text:list-item>
            </text:list>
            <text:p text:style-name="P58"/>
          </table:table-cell>
          <table:table-cell table:style-name="TableCell59">
            <text:p text:style-name="P60">Mic Heaton<text:s/><text:a xlink:href="mailto:michaelheaton@nhs.net" office:target-frame-name="_top" xlink:show="replace"><text:span text:style-name="Hyperlink">michaelheaton@nhs.net</text:span></text:a></text:p>
            <text:p text:style-name="P61">Derby Teaching Hospitals NHS FT</text:p>
            <text:p text:style-name="P62"/>
            <text:p text:style-name="P63">See also</text:p>
            <text:p text:style-name="P64"><text:a xlink:href="http://kfh.libraryservices.nhs.uk/wp-content/uploads/form-maker/HEE-LKS-Innovation-Template-2017-1.3.docx" office:target-frame-name="_top" xlink:show="replace"><text:span text:style-name="Hyperlink">2017 Innovation Submission</text:span></text:a></text:p>
            <text:p text:style-name="P65"/>
            <text:p text:style-name="P66">Samantha Roberts</text:p>
            <text:p text:style-name="P67"><text:a xlink:href="mailto:Samantha.Roberts2@nottshc.nhs.uk" office:target-frame-name="_top" xlink:show="replace"><text:span text:style-name="Hyperlink">Samantha.Roberts2@nottshc.nhs.uk</text:span></text:a></text:p>
            <text:p text:style-name="P68">Nottinghamshire<text:s/>Healthcare<text:s/>NHS FT</text:p>
            <text:p text:style-name="P69"/>
            <text:p text:style-name="P70"/>
          </table:table-cell>
        </table:table-row>
        <table:table-row table:style-name="TableRow71">
          <table:table-cell table:style-name="TableCell72">
            <text:p text:style-name="P73">EPrints</text:p>
          </table:table-cell>
          <table:table-cell table:style-name="TableCell74">
            <text:list text:style-name="LFO9" text:continue-numbering="true">
              <text:list-item>
                <text:p text:style-name="P75">Open-source. Straight forward to download.</text:p>
              </text:list-item>
            </text:list>
          </table:table-cell>
          <table:table-cell table:style-name="TableCell76">
            <text:list text:style-name="LFO10" text:continue-numbering="true">
              <text:list-item>
                <text:p text:style-name="P77">May be considerations about hosting on your own server and difficulties with trouble shooting</text:p>
              </text:list-item>
              <text:list-item>
                <text:p text:style-name="P78">Hosting and support fees</text:p>
              </text:list-item>
              <text:list-item>
                <text:p text:style-name="P79">Investment of staff time<text:s/></text:p>
              </text:list-item>
            </text:list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Equella**</text:p>
          </table:table-cell>
          <table:table-cell table:style-name="TableCell86">
            <text:p text:style-name="P87">No further detail from an NHS perspective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Evernote</text:p>
          </table:table-cell>
          <table:table-cell table:style-name="TableCell95">
            <text:list text:style-name="LFO12" text:continue-numbering="true">
              <text:list-item>
                <text:p text:style-name="P96">Free for basic system</text:p>
              </text:list-item>
            </text:list>
          </table:table-cell>
          <table:table-cell table:style-name="TableCell97">
            <text:list text:style-name="LFO12" text:continue-numbering="true">
              <text:list-item>
                <text:p text:style-name="P98">Charges for additional features</text:p>
              </text:list-item>
            </text:list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University Partnership</text:p>
            <text:p text:style-name="P104"/>
            <text:list text:style-name="LFO7" text:continue-numbering="true">
              <text:list-item>
                <text:p text:style-name="P105">UCL Discovery</text:p>
              </text:list-item>
              <text:list-item>
                <text:p text:style-name="P106">KCL PURE</text:p>
              </text:list-item>
            </text:list>
            <text:p text:style-name="P107"/>
          </table:table-cell>
          <table:table-cell table:style-name="TableCell108">
            <text:list text:style-name="LFO11" text:continue-numbering="true">
              <text:list-item>
                <text:p text:style-name="P109">Costs covered by University</text:p>
              </text:list-item>
            </text:list>
            <text:p text:style-name="P110"/>
            <text:list text:style-name="LFO11" text:continue-numbering="true">
              <text:list-item>
                <text:p text:style-name="P111">Development and maintenance covered by University</text:p>
              </text:list-item>
            </text:list>
            <text:p text:style-name="P112"/>
          </table:table-cell>
          <table:table-cell table:style-name="TableCell113">
            <text:list text:style-name="LFO11" text:continue-numbering="true">
              <text:list-item>
                <text:p text:style-name="P114">No mandate from organisation to make use of system</text:p>
              </text:list-item>
              <text:list-item>
                <text:p text:style-name="P115">May result in a focus on publications<text:s/></text:p>
              </text:list-item>
            </text:list>
            <text:p text:style-name="P116"/>
          </table:table-cell>
          <table:table-cell table:style-name="TableCell117">
            <text:p text:style-name="P118">Alan Fricker<text:s/><text:a xlink:href="mailto:alan.fricker@kcl.ac.uk" office:target-frame-name="_top" xlink:show="replace"><text:span text:style-name="Hyperlink">alan.fricker@kcl.ac.uk</text:span></text:a></text:p>
            <text:p text:style-name="P119">King's College London<text:s/></text:p>
            <text:p text:style-name="P120">(KCL PURE)</text:p>
            <text:p text:style-name="P121"/>
            <text:p text:style-name="P122">See also<text:s/></text:p>
            <text:p text:style-name="P123"><text:a xlink:href="http://kfh.libraryservices.nhs.uk/wp-content/uploads/form-maker/2017_LON_RFL_UCL_Discovery_Plus_open_access_repository.docx" office:target-frame-name="_top" xlink:show="replace"><text:span text:style-name="Hyperlink">UCL 2017 Innovation Submission</text:span></text:a></text:p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LMS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Library Management System - Generic</text:p>
          </table:table-cell>
          <table:table-cell table:style-name="TableCell145">
            <text:list text:style-name="LFO8" text:continue-numbering="true">
              <text:list-item>
                <text:p text:style-name="P146">No additional costs</text:p>
              </text:list-item>
              <text:list-item>
                <text:p text:style-name="P147">May already be hosted via internet</text:p>
              </text:list-item>
              <text:list-item>
                <text:p text:style-name="P148">No additional training required for library staff</text:p>
              </text:list-item>
              <text:list-item>
                <text:p text:style-name="P149">Customers may already familiar with system and know how to access it</text:p>
              </text:list-item>
            </text:list>
            <text:p text:style-name="P150"/>
          </table:table-cell>
          <table:table-cell table:style-name="TableCell151">
            <text:list text:style-name="LFO8" text:continue-numbering="true">
              <text:list-item>
                <text:p text:style-name="P152">Field structure may be limiting</text:p>
              </text:list-item>
              <text:list-item>
                <text:p text:style-name="P153">May not be able to hold full-text</text:p>
              </text:list-item>
              <text:list-item>
                <text:p text:style-name="P154">May not be able to limit searches only to “Repository” collection</text:p>
              </text:list-item>
              <text:list-item>
                <text:p text:style-name="P155">May not be able to highlight authors affiliated to home organisation</text:p>
              </text:list-item>
            </text:list>
          </table:table-cell>
          <table:table-cell table:style-name="TableCell156">
            <text:p text:style-name="P157">Please see Vicky Bramwell’s piece on the<text:s/><text:a xlink:href="http://kfh.libraryservices.nhs.uk/institutional-repositories-keep-it-simple/" office:target-frame-name="_top" xlink:show="replace"><text:span text:style-name="Hyperlink">Knowledge for Healthcare Blog</text:span></text:a></text:p>
          </table:table-cell>
        </table:table-row>
        <table:table-row table:style-name="TableRow158">
          <table:table-cell table:style-name="TableCell159">
            <text:p text:style-name="P160">Heritage Cirqa<text:s/>(existing users)</text:p>
          </table:table-cell>
          <table:table-cell table:style-name="TableCell161">
            <text:list text:style-name="LFO16" text:continue-numbering="true">
              <text:list-item>
                <text:p text:style-name="P162">Low/no costs</text:p>
              </text:list-item>
              <text:list-item>
                <text:p text:style-name="P163">Familiar system</text:p>
              </text:list-item>
              <text:list-item>
                <text:p text:style-name="P164">One-stop shop for users</text:p>
              </text:list-item>
            </text:list>
          </table:table-cell>
          <table:table-cell table:style-name="TableCell165">
            <text:list text:style-name="LFO17" text:continue-numbering="true">
              <text:list-item>
                <text:p text:style-name="P166">Limited</text:p>
              </text:list-item>
            </text:list>
          </table:table-cell>
          <table:table-cell table:style-name="TableCell167">
            <text:p text:style-name="P168">Tracey Pratchett</text:p>
            <text:p text:style-name="P169"><text:a xlink:href="mailto:Tracey.Pratchett@lthtr.nhs.uk" office:target-frame-name="_blank" xlink:show="new"><text:span text:style-name="T170">Tracey.Pratchett@lthtr.nhs.uk</text:span></text:a></text:p>
            <text:p text:style-name="P171">Lancashire Teaching Hospitals<text:s/>NHSFT<text:s/></text:p>
            <text:p text:style-name="P172"/>
            <text:p text:style-name="P173"/>
          </table:table-cell>
        </table:table-row>
        <table:table-row table:style-name="TableRow174">
          <table:table-cell table:style-name="TableCell175">
            <text:p text:style-name="P176">KOHA</text:p>
          </table:table-cell>
          <table:table-cell table:style-name="TableCell177">
            <text:list text:style-name="LFO17" text:continue-numbering="true">
              <text:list-item>
                <text:p text:style-name="P178">Can also be used as LMS so multiple purposes</text:p>
              </text:list-item>
            </text:list>
            <text:p text:style-name="P179"/>
          </table:table-cell>
          <table:table-cell table:style-name="TableCell180">
            <text:list text:style-name="LFO17" text:continue-numbering="true">
              <text:list-item>
                <text:p text:style-name="P181">Set-up and annual costs for maintenance</text:p>
              </text:list-item>
            </text:list>
            <text:p text:style-name="P182"/>
          </table:table-cell>
          <table:table-cell table:style-name="TableCell183">
            <text:p text:style-name="P184">Mic Heaton<text:s/><text:a xlink:href="mailto:michaelheaton@nhs.net" office:target-frame-name="_top" xlink:show="replace"><text:span text:style-name="Hyperlink">michaelheaton@nhs.net</text:span></text:a></text:p>
            <text:p text:style-name="P185">Derby Teaching Hospitals NHS FT</text:p>
            <text:p text:style-name="P186"/>
            <text:p text:style-name="P187">David Law</text:p>
          </table:table-cell>
        </table:table-row>
        <table:table-row table:style-name="TableRow188">
          <table:table-cell table:style-name="TableCell189">
            <text:p text:style-name="P190">Liberty<text:s/>(existing users)</text:p>
            <text:p text:style-name="P191"/>
            <text:p text:style-name="P192"/>
          </table:table-cell>
          <table:table-cell table:style-name="TableCell193">
            <text:list text:style-name="LFO15" text:continue-numbering="true">
              <text:list-item>
                <text:p text:style-name="P194">Low/no costs</text:p>
              </text:list-item>
              <text:list-item>
                <text:p text:style-name="P195">Familiar system</text:p>
              </text:list-item>
              <text:list-item>
                <text:p text:style-name="P196">One-stop shop for users</text:p>
              </text:list-item>
              <text:list-item>
                <text:p text:style-name="P197">Discoverable during subject searches for other items</text:p>
              </text:list-item>
            </text:list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>Vicky Bramwell<text:s/><text:a xlink:href="mailto:Vicky.Bramwell@cwp.nhs.uk" office:target-frame-name="_top" xlink:show="replace"><text:span text:style-name="Hyperlink">Vicky.Bramwell@cwp.nhs.uk</text:span></text:a></text:p>
            <text:p text:style-name="P203">Cheshire and Wirral Partnership NHS Foundation Trust</text:p>
            <text:p text:style-name="P204"/>
            <text:p text:style-name="P205"/>
            <text:p text:style-name="P206">Please see Vicky Bramwell’s piece on the<text:s/><text:a xlink:href="http://kfh.libraryservices.nhs.uk/institutional-repositories-keep-it-simple/" office:target-frame-name="_top" xlink:show="replace"><text:span text:style-name="Hyperlink">Knowledge for Healthcare Blog</text:span></text:a></text:p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CMS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Blogger**</text:p>
          </table:table-cell>
          <table:table-cell table:style-name="TableCell228">
            <text:list text:style-name="LFO18" text:continue-numbering="true">
              <text:list-item>
                <text:p text:style-name="P229">Cheap</text:p>
              </text:list-item>
              <text:list-item>
                <text:p text:style-name="P230"/>
              </text:list-item>
            </text:list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Drupal</text:p>
          </table:table-cell>
          <table:table-cell table:style-name="TableCell238">
            <text:list text:style-name="LFO18" text:continue-numbering="true">
              <text:list-item>
                <text:p text:style-name="P239">Good system</text:p>
              </text:list-item>
            </text:list>
          </table:table-cell>
          <table:table-cell table:style-name="TableCell240">
            <text:list text:style-name="LFO18" text:continue-numbering="true">
              <text:list-item>
                <text:p text:style-name="P241">Set-up and annual costs for maintenance</text:p>
              </text:list-item>
            </text:list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Intranet<text:s/></text:p>
          </table:table-cell>
          <table:table-cell table:style-name="TableCell248">
            <text:list text:style-name="LFO18" text:continue-numbering="true">
              <text:list-item>
                <text:p text:style-name="P249">System already available so low/no costs<text:s/></text:p>
              </text:list-item>
              <text:list-item>
                <text:p text:style-name="P250">Simple but it works</text:p>
              </text:list-item>
              <text:list-item>
                <text:p text:style-name="P251"/>
              </text:list-item>
            </text:list>
          </table:table-cell>
          <table:table-cell table:style-name="TableCell252">
            <text:list text:style-name="LFO18" text:continue-numbering="true">
              <text:list-item>
                <text:p text:style-name="P253">Limited to existing system capability.</text:p>
              </text:list-item>
            </text:list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SharePoint</text:p>
          </table:table-cell>
          <table:table-cell table:style-name="TableCell260">
            <text:list text:style-name="LFO19" text:continue-numbering="true">
              <text:list-item>
                <text:p text:style-name="P261">Low cost if organisation is already using</text:p>
              </text:list-item>
              <text:list-item>
                <text:p text:style-name="P262">Familiarity with system if already used<text:s/>in organisation</text:p>
              </text:list-item>
            </text:list>
          </table:table-cell>
          <table:table-cell table:style-name="TableCell263">
            <text:list text:style-name="LFO19" text:continue-numbering="true">
              <text:list-item>
                <text:p text:style-name="P264">Limited – can be “clunky”</text:p>
              </text:list-item>
              <text:list-item>
                <text:p text:style-name="P265">Helps to have specialist knowledge of Sharepoint</text:p>
              </text:list-item>
              <text:list-item>
                <text:p text:style-name="P266">There are simpler and cheaper options to deliver a near identical user experience.</text:p>
              </text:list-item>
            </text:list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Website / Content Management System</text:p>
          </table:table-cell>
          <table:table-cell table:style-name="TableCell272">
            <text:list text:style-name="LFO19" text:continue-numbering="true">
              <text:list-item>
                <text:p text:style-name="P273">External access available</text:p>
              </text:list-item>
            </text:list>
          </table:table-cell>
          <table:table-cell table:style-name="TableCell274">
            <text:list text:style-name="LFO19" text:continue-numbering="true">
              <text:list-item>
                <text:p text:style-name="P275">Communications Department may want high level of control/input</text:p>
              </text:list-item>
            </text:list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Weebly**</text:p>
            <text:p text:style-name="P281"/>
          </table:table-cell>
          <table:table-cell table:style-name="TableCell282">
            <text:p text:style-name="P283">No further detail from an NHS perspective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WordPress</text:p>
            <text:p text:style-name="P291"/>
          </table:table-cell>
          <table:table-cell table:style-name="TableCell292">
            <text:list text:style-name="LFO19" text:continue-numbering="true">
              <text:list-item>
                <text:p text:style-name="P293">Cheap</text:p>
              </text:list-item>
            </text:list>
          </table:table-cell>
          <table:table-cell table:style-name="TableCell294">
            <text:p text:style-name="P295"/>
          </table:table-cell>
          <table:table-cell table:style-name="TableCell296">
            <text:p text:style-name="P297">Jason Curtis<text:s/><text:a xlink:href="mailto:Jason.Curtis@sath.nhs.uk" office:target-frame-name="_top" xlink:show="replace"><text:span text:style-name="Hyperlink">Jason.Curtis@sath.nhs.uk</text:span></text:a></text:p>
            <text:p text:style-name="P298">Shrewsbury and Telford Hospital NHS Trust</text:p>
            <text:p text:style-name="P299"/>
          </table:table-cell>
        </table:table-row>
        <table:table-row table:style-name="TableRow300">
          <table:table-cell table:style-name="TableCell301">
            <text:p text:style-name="P302">Zotero</text:p>
          </table:table-cell>
          <table:table-cell table:style-name="TableCell303">
            <text:list text:style-name="LFO19" text:continue-numbering="true">
              <text:list-item>
                <text:p text:style-name="P304">Is an open-source tool. The group function is good for sharing in specific teams</text:p>
              </text:list-item>
            </text:list>
            <text:p text:style-name="P305"/>
            <text:list text:style-name="LFO19" text:continue-numbering="true">
              <text:list-item>
                <text:p text:style-name="P306">Zero cost access available</text:p>
              </text:list-item>
            </text:list>
            <text:p text:style-name="P307"/>
            <text:list text:style-name="LFO19" text:continue-numbering="true">
              <text:list-item>
                <text:p text:style-name="P308"><text:span text:style-name="T309">Web accessibility</text:span></text:p>
              </text:list-item>
            </text:list>
          </table:table-cell>
          <table:table-cell table:style-name="TableCell310">
            <text:list text:style-name="LFO19" text:continue-numbering="true">
              <text:list-item>
                <text:p text:style-name="P311">Can pay a fee for better functionality.</text:p>
              </text:list-item>
            </text:list>
          </table:table-cell>
          <table:table-cell table:style-name="TableCell312">
            <text:p text:style-name="P313">Matt Holland<text:s/><text:a xlink:href="mailto:Matt.Holland@nwas.nhs.uk" office:target-frame-name="_top" xlink:show="replace"><text:span text:style-name="Hyperlink">Matt.Holland@nwas.nhs.uk</text:span></text:a></text:p>
            <text:p text:style-name="P314">North West Ambulance Service</text:p>
            <text:p text:style-name="P315"/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Simple solutions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Access</text:p>
          </table:table-cell>
          <table:table-cell table:style-name="TableCell337">
            <text:list text:style-name="LFO20" text:continue-numbering="true">
              <text:list-item>
                <text:p text:style-name="P338">Most NHS organisations will have MS Office applications available</text:p>
              </text:list-item>
              <text:list-item>
                <text:p text:style-name="P339">Simple low cost option</text:p>
              </text:list-item>
            </text:list>
            <text:p text:style-name="P340"/>
          </table:table-cell>
          <table:table-cell table:style-name="TableCell341">
            <text:list text:style-name="LFO20" text:continue-numbering="true">
              <text:list-item>
                <text:p text:style-name="P342">Basic system</text:p>
              </text:list-item>
              <text:list-item>
                <text:p text:style-name="P343">Not very sophisticated</text:p>
              </text:list-item>
              <text:list-item>
                <text:p text:style-name="P344">Some<text:s/>organisations no longer use and support Access.</text:p>
              </text:list-item>
            </text:list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Excel</text:p>
          </table:table-cell>
          <table:table-cell table:style-name="TableCell350">
            <text:list text:style-name="LFO20" text:continue-numbering="true">
              <text:list-item>
                <text:p text:style-name="P351">Most NHS organisations will have MS Office applications available</text:p>
              </text:list-item>
            </text:list>
          </table:table-cell>
          <table:table-cell table:style-name="TableCell352">
            <text:list text:style-name="LFO20" text:continue-numbering="true">
              <text:list-item>
                <text:p text:style-name="P353">Basic system</text:p>
              </text:list-item>
            </text:list>
          </table:table-cell>
          <table:table-cell table:style-name="TableCell354">
            <text:p text:style-name="P355">Heather Steele <text:s/><text:a xlink:href="mailto:h.steele@nhs.net" office:target-frame-name="_top" xlink:show="replace"><text:span text:style-name="Hyperlink">h.steele@nhs.net</text:span></text:a></text:p>
            <text:p text:style-name="P356">Leeds and York Partnership NHS Foundation Trust</text:p>
            <text:p text:style-name="P357"/>
          </table:table-cell>
        </table:table-row>
        <table:table-row table:style-name="TableRow358">
          <table:table-cell table:style-name="TableCell359">
            <text:p text:style-name="P360">Word</text:p>
          </table:table-cell>
          <table:table-cell table:style-name="TableCell361">
            <text:list text:style-name="LFO20" text:continue-numbering="true">
              <text:list-item>
                <text:p text:style-name="P362">Most NHS organisations will have MS Office applications available</text:p>
              </text:list-item>
              <text:list-item>
                <text:p text:style-name="P363">Easy to implement as a starting point</text:p>
              </text:list-item>
            </text:list>
            <text:p text:style-name="P364"/>
          </table:table-cell>
          <table:table-cell table:style-name="TableCell365">
            <text:list text:style-name="LFO20" text:continue-numbering="true">
              <text:list-item>
                <text:p text:style-name="P366">Basic system</text:p>
              </text:list-item>
            </text:list>
          </table:table-cell>
          <table:table-cell table:style-name="TableCell367">
            <text:p text:style-name="P368">Helen Swales</text:p>
            <text:p text:style-name="P369"><text:a xlink:href="mailto:Helen.swales@nhs.net" office:target-frame-name="_top" xlink:show="replace"><text:span text:style-name="Hyperlink">Helen.swales@nhs.net</text:span></text:a></text:p>
            <text:p text:style-name="P370">Leeds Community Healthcare NHS Trust</text:p>
          </table:table-cell>
        </table:table-row>
        <table:table-row table:style-name="TableRow371">
          <table:table-cell table:style-name="TableCell372">
            <text:p text:style-name="P373">Mendeley</text:p>
          </table:table-cell>
          <table:table-cell table:style-name="TableCell374">
            <text:p text:style-name="P375">No further detail from an NHS perspective</text:p>
          </table:table-cell>
          <table:table-cell table:style-name="TableCell376">
            <text:p text:style-name="P377"/>
          </table:table-cell>
          <table:table-cell table:style-name="TableCell378">
            <text:p text:style-name="P379">Matt Holland<text:s/><text:a xlink:href="mailto:Matt.Holland@nwas.nhs.uk" office:target-frame-name="_top" xlink:show="replace"><text:span text:style-name="Hyperlink">Matt.Holland@nwas.nhs.uk</text:span></text:a></text:p>
            <text:p text:style-name="P380">North West Ambulance Service</text:p>
            <text:p text:style-name="P381"/>
          </table:table-cell>
        </table:table-row>
        <table:table-row table:style-name="TableRow382">
          <table:table-cell table:style-name="TableCell383">
            <text:p text:style-name="P384">Researchgate**</text:p>
            <text:p text:style-name="P385"/>
          </table:table-cell>
          <table:table-cell table:style-name="TableCell386">
            <text:p text:style-name="P387">No further detail from an NHS perspective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</table:table>
      <text:p text:style-name="P401">* Please note that in each case the contact details given may not relate to the comments provided. <text:s/>Contact details are given solely for advice on implementing the system within your organisation.</text:p>
      <text:p text:style-name="P402">** We know this system is available but have no further detail from an NHS perspectiv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ebdings" style:font-charset="x-symbol" svg:font-family="Webdings" style:font-family-generic="roman" style:font-pitch="variable" svg:panose-1="5 3 1 2 1 5 9 6 7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Default" style:display-name="Default" style:family="paragraph">
      <style:paragraph-properties style:text-autospace="none" fo:margin-bottom="0in" fo:line-height="100%"/>
      <style:text-properties style:font-name="Webdings" style:font-name-complex="Webdings" fo:color="#000000" fo:font-size="12pt" style:font-size-asian="12pt" style:font-size-complex="12pt" fo:hyphenate="false"/>
    </style:style>
    <style:style style:name="UnresolvedMention1" style:display-name="Unresolved Mention1" style:family="text" style:parent-style-name="DefaultParagraphFont">
      <style:text-properties fo:color="#808080" fo:background-color="#E6E6E6"/>
    </style:style>
    <style:style style:name="UnresolvedMention2" style:display-name="Unresolved Mention2" style:family="text" style:parent-style-name="DefaultParagraphFont">
      <style:text-properties fo:color="#808080" fo:background-color="#E6E6E6"/>
    </style:style>
    <style:style style:name="_rpc_41" style:display-name="_rpc_4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alibri" style:font-name-asian="Calibri" style:font-name-complex="Calibri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>Toolkit – matrix of NHS IR options<text:s/></text:p>
        <text:p text:style-name="Header"/>
      </style:header>
      <style:footer>
        <text:p text:style-name="P2"><text:page-number text:fixed="false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e Storer</meta:initial-creator>
    <dc:creator>phoebe macindoe</dc:creator>
    <meta:creation-date>2021-06-30T16:23:00Z</meta:creation-date>
    <dc:date>2021-06-30T16:23:00Z</dc:date>
    <meta:print-date>2017-08-17T10:53:00Z</meta:print-date>
    <meta:template xlink:href="Normal.dotm" xlink:type="simple"/>
    <meta:editing-cycles>2</meta:editing-cycles>
    <meta:editing-duration>PT0S</meta:editing-duration>
    <meta:document-statistic meta:page-count="1" meta:paragraph-count="12" meta:word-count="907" meta:character-count="6068" meta:row-count="43" meta:non-whitespace-character-count="5173"/>
  </office:meta>
</office:document-meta>
</file>